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use pgdbd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ysql&gt; select * from student;</text:p>
      <text:p text:style-name="P1">+------+--------+-------+</text:p>
      <text:p text:style-name="P1">| roll | name <text:s text:c="2"/>| marks |</text:p>
      <text:p text:style-name="P1">+------+--------+-------+</text:p>
      <text:p text:style-name="P1">| <text:s text:c="3"/>1 | Ajay <text:s text:c="2"/>| 76.84 |</text:p>
      <text:p text:style-name="P1">| <text:s text:c="3"/>2 | Sanjay | 56.84 |</text:p>
      <text:p text:style-name="P1">| <text:s text:c="3"/>3 | Amar <text:s text:c="2"/>| 77.28 |</text:p>
      <text:p text:style-name="P1">| <text:s text:c="3"/>4 | Rani <text:s text:c="2"/>| 60.39 |</text:p>
      <text:p text:style-name="P1">| <text:s text:c="3"/>5 | Anita <text:s/>| 74.73 |</text:p>
      <text:p text:style-name="P1">| <text:s text:c="3"/>6 | Raju <text:s text:c="2"/>| 65.73 |</text:p>
      <text:p text:style-name="P1">| <text:s text:c="3"/>7 | Riya <text:s text:c="2"/>| 67.28 |</text:p>
      <text:p text:style-name="P1">+------+--------+-------+</text:p>
      <text:p text:style-name="P1">7 rows in set (0.00 sec)</text:p>
      <text:p text:style-name="P1"/>
      <text:p text:style-name="P1">mysql&gt; alter table student add column class varchar(5) default 'FY';</text:p>
      <text:p text:style-name="P1">Query OK, 0 rows affected (0.37 sec)</text:p>
      <text:p text:style-name="P1">Records: 0 <text:s/>Duplicates: 0 <text:s/>Warnings: 0</text:p>
      <text:p text:style-name="P1"/>
      <text:p text:style-name="P1">mysql&gt; alter table student add column age tinyint default 18;</text:p>
      <text:p text:style-name="P1">Query OK, 0 rows affected (0.39 sec)</text:p>
      <text:p text:style-name="P1">Records: 0 <text:s/>Duplicates: 0 <text:s/>Warnings: 0</text:p>
      <text:p text:style-name="P1"/>
      <text:p text:style-name="P1">mysql&gt; alter table student add column address varchar(10) default</text:p>
      <text:p text:style-name="P1">'Pune';</text:p>
      <text:p text:style-name="P1">Query OK, 0 rows affected (0.76 sec)</text:p>
      <text:p text:style-name="P1">Records: 0 <text:s/>Duplicates: 0 <text:s/>Warnings: 0</text:p>
      <text:p text:style-name="P1"/>
      <text:p text:style-name="P1">mysql&gt; update student set class = 'SY' where roll in (1,5);</text:p>
      <text:p text:style-name="P1">Query OK, 2 rows affected (0.10 sec)</text:p>
      <text:p text:style-name="P1">Rows matched: 2 <text:s/>Changed: 2 <text:s/>Warnings: 0</text:p>
      <text:p text:style-name="P1"/>
      <text:p text:style-name="P1">mysql&gt; update student set class = 'TY' where roll in (6,7);</text:p>
      <text:p text:style-name="P1"><text:soft-page-break/>Query OK, 2 rows affected (0.10 sec)</text:p>
      <text:p text:style-name="P1">Rows matched: 2 <text:s/>Changed: 2 <text:s/>Warnings: 0</text:p>
      <text:p text:style-name="P1"/>
      <text:p text:style-name="P1">mysql&gt; update student set age = 19 where roll in (2,5,6);</text:p>
      <text:p text:style-name="P1">Query OK, 3 rows affected (1.21 sec)</text:p>
      <text:p text:style-name="P1">Rows matched: 3 <text:s/>Changed: 3 <text:s/>Warnings: 0</text:p>
      <text:p text:style-name="P1"/>
      <text:p text:style-name="P1">mysql&gt; update student set age = 20 where roll in (4,7);</text:p>
      <text:p text:style-name="P1">Query OK, 2 rows affected (0.09 sec)</text:p>
      <text:p text:style-name="P1">Rows matched: 2 <text:s/>Changed: 2 <text:s/>Warnings: 0</text:p>
      <text:p text:style-name="P1"/>
      <text:p text:style-name="P1">mysql&gt; update student set address = 'Mumbai' where roll in (2,4,6);</text:p>
      <text:p text:style-name="P1">Query OK, 3 rows affected (0.13 sec)</text:p>
      <text:p text:style-name="P1">Rows matched: 3 <text:s/>Changed: 3 <text:s/>Warnings: 0</text:p>
      <text:p text:style-name="P1"/>
      <text:p text:style-name="P1">mysql&gt; update student set address = 'Nashik' where roll=5;</text:p>
      <text:p text:style-name="P1">Query OK, 1 row affected (0.07 sec)</text:p>
      <text:p text:style-name="P1">Rows matched: 1 <text:s/>Changed: 1 <text:s/>Warnings: 0</text:p>
      <text:p text:style-name="P1"/>
      <text:p text:style-name="P1">mysql&gt; select * from student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1 | Ajay <text:s text:c="2"/>| 76.84 | S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5 | Anita <text:s/>| 74.73 | SY <text:s text:c="3"/>| <text:s text:c="2"/>19 | Nashik <text:s/>|</text:p>
      <text:p text:style-name="P1">| <text:s text:c="3"/>6 | Raju <text:s text:c="2"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select * from student order by class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2 | Sanjay | 56.84 | FY <text:s text:c="3"/>| <text:s text:c="2"/>19 | Mumbai <text:s/>|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1 | Ajay <text:s text:c="2"/>| 76.84 | SY <text:s text:c="3"/>| <text:s text:c="2"/>18 | Pune <text:s text:c="3"/>|</text:p>
      <text:p text:style-name="P1">| <text:s text:c="3"/>5 | Anita <text:s/>| 74.73 | SY <text:s text:c="3"/>| <text:s text:c="2"/>19 | Nashik <text:s/>|</text:p>
      <text:p text:style-name="P1">| <text:s text:c="3"/>6 | Raju <text:s text:c="2"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select * from student order by class,marks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2 | Sanjay | 56.84 | FY <text:s text:c="3"/>| <text:s text:c="2"/>19 | Mumbai <text:s/>|</text:p>
      <text:p text:style-name="P1"><text:soft-page-break/>| <text:s text:c="3"/>4 | Rani <text:s text:c="2"/>| 60.39 | FY <text:s text:c="3"/>| <text:s text:c="2"/>20 | Mumbai <text:s/>|</text:p>
      <text:p text:style-name="P1">| <text:s text:c="3"/>3 | Amar <text:s text:c="2"/>| 77.28 | FY <text:s text:c="3"/>| <text:s text:c="2"/>18 | Pune <text:s text:c="3"/>|</text:p>
      <text:p text:style-name="P1">| <text:s text:c="3"/>5 | Anita <text:s/>| 74.73 | SY <text:s text:c="3"/>| <text:s text:c="2"/>19 | Nashik <text:s/>|</text:p>
      <text:p text:style-name="P1">| <text:s text:c="3"/>1 | Ajay <text:s text:c="2"/>| 76.84 | SY <text:s text:c="3"/>| <text:s text:c="2"/>18 | Pune <text:s text:c="3"/>|</text:p>
      <text:p text:style-name="P1">| <text:s text:c="3"/>6 | Raju <text:s text:c="2"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select * from student order by class,age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3 | Amar <text:s text:c="2"/>| 77.28 | FY <text:s text:c="3"/>| <text:s text:c="2"/>18 | Pune <text:s text:c="3"/>|</text:p>
      <text:p text:style-name="P1">| <text:s text:c="3"/>2 | Sanjay | 56.84 | FY <text:s text:c="3"/>| <text:s text:c="2"/>19 | Mumbai <text:s/>|</text:p>
      <text:p text:style-name="P1">| <text:s text:c="3"/>4 | Rani <text:s text:c="2"/>| 60.39 | FY <text:s text:c="3"/>| <text:s text:c="2"/>20 | Mumbai <text:s/>|</text:p>
      <text:p text:style-name="P1">| <text:s text:c="3"/>1 | Ajay <text:s text:c="2"/>| 76.84 | SY <text:s text:c="3"/>| <text:s text:c="2"/>18 | Pune <text:s text:c="3"/>|</text:p>
      <text:p text:style-name="P1">| <text:s text:c="3"/>5 | Anita <text:s/>| 74.73 | SY <text:s text:c="3"/>| <text:s text:c="2"/>19 | Nashik <text:s/>|</text:p>
      <text:p text:style-name="P1">| <text:s text:c="3"/>6 | Raju <text:s text:c="2"/>| 65.73 | TY <text:s text:c="3"/>| <text:s text:c="2"/>19 | Mumbai <text:s/>|</text:p>
      <text:p text:style-name="P1">| <text:s text:c="3"/>7 | Riya <text:s text:c="2"/>| 67.28 | TY <text:s text:c="3"/>| <text:s text:c="2"/>20 | Pune <text:s text:c="3"/>|</text:p>
      <text:p text:style-name="P1">+------+--------+-------+-------+------+---------+</text:p>
      <text:p text:style-name="P1">7 rows in set (0.00 sec)</text:p>
      <text:p text:style-name="P1"/>
      <text:p text:style-name="P1">mysql&gt; select * from student order by marks desc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3 | Amar <text:s text:c="2"/>| 77.28 | FY <text:s text:c="3"/>| <text:s text:c="2"/>18 | Pune <text:s text:c="3"/>|</text:p>
      <text:p text:style-name="P1">| <text:s text:c="3"/>1 | Ajay <text:s text:c="2"/>| 76.84 | SY <text:s text:c="3"/>| <text:s text:c="2"/>18 | Pune <text:s text:c="3"/>|</text:p>
      <text:p text:style-name="P1">| <text:s text:c="3"/>5 | Anita <text:s/>| 74.73 | SY <text:s text:c="3"/>| <text:s text:c="2"/>19 | Nashik <text:s/>|</text:p>
      <text:p text:style-name="P1">| <text:s text:c="3"/>7 | Riya <text:s text:c="2"/>| 67.28 | TY <text:s text:c="3"/>| <text:s text:c="2"/>20 | Pune <text:s text:c="3"/>|</text:p>
      <text:p text:style-name="P1">| <text:s text:c="3"/>6 | Raju <text:s text:c="2"/>| 65.73 | TY <text:s text:c="3"/>| <text:s text:c="2"/>19 | Mumbai <text:s/>|</text:p>
      <text:p text:style-name="P1">| <text:s text:c="3"/>4 | Rani <text:s text:c="2"/>| 60.39 | FY <text:s text:c="3"/>| <text:s text:c="2"/>20 | Mumbai <text:s/>|</text:p>
      <text:p text:style-name="P1">| <text:s text:c="3"/>2 | Sanjay | 56.84 | FY <text:s text:c="3"/>| <text:s text:c="2"/>19 | Mumbai <text:s/>|</text:p>
      <text:p text:style-name="P1">+------+--------+-------+-------+------+---------+</text:p>
      <text:p text:style-name="P1">7 rows in set (0.01 sec)</text:p>
      <text:p text:style-name="P1"/>
      <text:p text:style-name="P1">mysql&gt; select * from student order by class asc marks desc;</text:p>
      <text:p text:style-name="P1">ERROR 1064 (42000): You have an error in your SQL syntax; check the manual that corresponds to your MySQL server version for the right syntax to use near 'marks desc' at line 1</text:p>
      <text:p text:style-name="P1">mysql&gt; select * from student order by class asc, marks desc;</text:p>
      <text:p text:style-name="P1">+------+--------+-------+-------+------+---------+</text:p>
      <text:p text:style-name="P1">| roll | name <text:s text:c="2"/>| marks | class | age <text:s/>| address |</text:p>
      <text:p text:style-name="P1">+------+--------+-------+-------+------+---------+</text:p>
      <text:p text:style-name="P1">| <text:s text:c="3"/>3 | Amar <text:s text:c="2"/>| 77.28 | FY <text:s text:c="3"/>| <text:s text:c="2"/>18 | Pune <text:s text:c="3"/>|</text:p>
      <text:p text:style-name="P1">| <text:s text:c="3"/>4 | Rani <text:s text:c="2"/>| 60.39 | FY <text:s text:c="3"/>| <text:s text:c="2"/>20 | Mumbai <text:s/>|</text:p>
      <text:p text:style-name="P1">| <text:s text:c="3"/>2 | Sanjay | 56.84 | FY <text:s text:c="3"/>| <text:s text:c="2"/>19 | Mumbai <text:s/>|</text:p>
      <text:p text:style-name="P1">| <text:s text:c="3"/>1 | Ajay <text:s text:c="2"/>| 76.84 | SY <text:s text:c="3"/>| <text:s text:c="2"/>18 | Pune <text:s text:c="3"/>|</text:p>
      <text:p text:style-name="P1">| <text:s text:c="3"/>5 | Anita <text:s/>| 74.73 | SY <text:s text:c="3"/>| <text:s text:c="2"/>19 | Nashik <text:s/>|</text:p>
      <text:p text:style-name="P1">| <text:s text:c="3"/>7 | Riya <text:s text:c="2"/>| 67.28 | TY <text:s text:c="3"/>| <text:s text:c="2"/>20 | Pune <text:s text:c="3"/>|</text:p>
      <text:p text:style-name="P1">| <text:s text:c="3"/>6 | Raju <text:s text:c="2"/>| 65.73 | TY <text:s text:c="3"/>| <text:s text:c="2"/>19 | Mumbai <text:s/>|</text:p>
      <text:p text:style-name="P1">+------+--------+-------+-------+------+---------+</text:p>
      <text:p text:style-name="P1"><text:soft-page-break/>7 rows in set (0.00 sec)</text:p>
      <text:p text:style-name="P1"/>
      <text:p text:style-name="P1">mysql&gt; sele</text:p>
      <text:p text:style-name="P1">mysql&gt; select address from student group by address;</text:p>
      <text:p text:style-name="P1">+---------+</text:p>
      <text:p text:style-name="P1">| address |</text:p>
      <text:p text:style-name="P1">+---------+</text:p>
      <text:p text:style-name="P1">| Pune <text:s text:c="3"/>|</text:p>
      <text:p text:style-name="P1">| Mumbai <text:s/>|</text:p>
      <text:p text:style-name="P1">| Nashik <text:s/>|</text:p>
      <text:p text:style-name="P1">+---------+</text:p>
      <text:p text:style-name="P1">3 rows in set (0.00 sec)</text:p>
      <text:p text:style-name="P1"/>
      <text:p text:style-name="P1">mysql&gt; select address,count(address) from student group by address</text:p>
      <text:p text:style-name="P1">;</text:p>
      <text:p text:style-name="P1">+---------+----------------+</text:p>
      <text:p text:style-name="P1">| address | count(address) |</text:p>
      <text:p text:style-name="P1">+---------+----------------+</text:p>
      <text:p text:style-name="P1">| Pune <text:s text:c="3"/>| <text:s text:c="13"/>3 |</text:p>
      <text:p text:style-name="P1">| Mumbai <text:s/>| <text:s text:c="13"/>3 |</text:p>
      <text:p text:style-name="P1">| Nashik <text:s/>| <text:s text:c="13"/>1 |</text:p>
      <text:p text:style-name="P1">+---------+----------------+</text:p>
      <text:p text:style-name="P1">3 rows in set (0.01 sec)</text:p>
      <text:p text:style-name="P1"/>
      <text:p text:style-name="P1">mysql&gt; select address,count(address) as total from student group b</text:p>
      <text:p text:style-name="P1">y addr</text:p>
      <text:p text:style-name="P1">+---------+-------+</text:p>
      <text:p text:style-name="P1">| address | total |</text:p>
      <text:p text:style-name="P1">+---------+-------+</text:p>
      <text:p text:style-name="P1">| Pune <text:s text:c="3"/>| <text:s text:c="4"/>3 |</text:p>
      <text:p text:style-name="P1">| Mumbai <text:s/>| <text:s text:c="4"/>3 |</text:p>
      <text:p text:style-name="P1">| Nashik <text:s/>| <text:s text:c="4"/>1 |</text:p>
      <text:p text:style-name="P1">+---------+-------+</text:p>
      <text:p text:style-name="P1">3 rows in set (0.00 sec)</text:p>
      <text:p text:style-name="P1"/>
      <text:p text:style-name="P1">mysql&gt; select class,max(marks) from student group by class;</text:p>
      <text:p text:style-name="P1">+-------+------------+</text:p>
      <text:p text:style-name="P1">| class | max(marks) |</text:p>
      <text:p text:style-name="P1">+-------+------------+</text:p>
      <text:p text:style-name="P1">| SY <text:s text:c="3"/>| <text:s text:c="5"/>76.84 |</text:p>
      <text:p text:style-name="P1">| FY <text:s text:c="3"/>| <text:s text:c="5"/>77.28 |</text:p>
      <text:p text:style-name="P1">| TY <text:s text:c="3"/>| <text:s text:c="5"/>67.28 |</text:p>
      <text:p text:style-name="P1">+-------+------------+</text:p>
      <text:p text:style-name="P1">3 rows in set (0.00 sec)</text:p>
      <text:p text:style-name="P1"/>
      <text:p text:style-name="P1">mysql&gt; select age, avg(marks) from student group by age;</text:p>
      <text:p text:style-name="P1">+------+--------------------+</text:p>
      <text:p text:style-name="P1">| age <text:s/>| avg(marks) <text:s text:c="8"/>|</text:p>
      <text:p text:style-name="P1">+------+--------------------+</text:p>
      <text:p text:style-name="P1">| <text:s text:c="2"/>18 | <text:s/>77.05999755859375 |</text:p>
      <text:p text:style-name="P1">| <text:s text:c="2"/>19 | <text:s/>65.76666895548503 |</text:p>
      <text:p text:style-name="P1">| <text:s text:c="2"/>20 | 63.834999084472656 |</text:p>
      <text:p text:style-name="P1">+------+--------------------+</text:p>
      <text:p text:style-name="P1"><text:soft-page-break/>3 rows in set (0.00 sec)</text:p>
      <text:p text:style-name="P1"/>
      <text:p text:style-name="P1">mysql&gt; select age, format(avg(marks),2) from student group by age;</text:p>
      <text:p text:style-name="P1"/>
      <text:p text:style-name="P1">+------+----------------------+</text:p>
      <text:p text:style-name="P1">| age <text:s/>| format(avg(marks),2) |</text:p>
      <text:p text:style-name="P1">+------+----------------------+</text:p>
      <text:p text:style-name="P1">| <text:s text:c="2"/>18 | 77.06 <text:s text:c="15"/>|</text:p>
      <text:p text:style-name="P1">| <text:s text:c="2"/>19 | 65.77 <text:s text:c="15"/>|</text:p>
      <text:p text:style-name="P1">| <text:s text:c="2"/>20 | 63.83 <text:s text:c="15"/>|</text:p>
      <text:p text:style-name="P1">+------+----------------------+</text:p>
      <text:p text:style-name="P1">3 rows in set (0.01 sec)</text:p>
      <text:p text:style-name="P1"/>
      <text:p text:style-name="P1">mysql&gt; select age, format(avg(marks),2) as average from student gr</text:p>
      <text:p text:style-name="P1">oup by age;</text:p>
      <text:p text:style-name="P1">+------+---------+</text:p>
      <text:p text:style-name="P1">| age <text:s/>| average |</text:p>
      <text:p text:style-name="P1">+------+---------+</text:p>
      <text:p text:style-name="P1">| <text:s text:c="2"/>18 | 77.06 <text:s text:c="2"/>|</text:p>
      <text:p text:style-name="P1">| <text:s text:c="2"/>19 | 65.77 <text:s text:c="2"/>|</text:p>
      <text:p text:style-name="P1">| <text:s text:c="2"/>20 | 63.83 <text:s text:c="2"/>|</text:p>
      <text:p text:style-name="P1">+------+---------+</text:p>
      <text:p text:style-name="P1">3 rows in set (0.00 sec)</text:p>
      <text:p text:style-name="P1"/>
      <text:p text:style-name="P1">mysql&gt; select class, min(marks) as min, max(marks) as max,format(avg(marks),2) as avg, format(sum(marks),2) as sum from student grou</text:p>
      <text:p text:style-name="P1">p by class;</text:p>
      <text:p text:style-name="P1">+-------+-------+-------+-------+--------+</text:p>
      <text:p text:style-name="P1">| class | min <text:s text:c="2"/>| max <text:s text:c="2"/>| avg <text:s text:c="2"/>| sum <text:s text:c="3"/>|</text:p>
      <text:p text:style-name="P1">+-------+-------+-------+-------+--------+</text:p>
      <text:p text:style-name="P1">| SY <text:s text:c="3"/>| 74.73 | 76.84 | 75.78 | 151.57 |</text:p>
      <text:p text:style-name="P1">| FY <text:s text:c="3"/>| 56.84 | 77.28 | 64.84 | 194.51 |</text:p>
      <text:p text:style-name="P1">| TY <text:s text:c="3"/>| 65.73 | 67.28 | 66.51 | 133.01 |</text:p>
      <text:p text:style-name="P1">+-------+-------+-------+-------+--------+</text:p>
      <text:p text:style-name="P1">3 rows in set (0.00 sec)</text:p>
      <text:p text:style-name="P1"/>
      <text:p text:style-name="P1">mysql&gt; select class, min(marks) as min, max(marks) as max,format(avg(marks),2) as avg, format(sum(marks),2) as sum from student group by class order by class;</text:p>
      <text:p text:style-name="P1">+-------+-------+-------+-------+--------+</text:p>
      <text:p text:style-name="P1">| class | min <text:s text:c="2"/>| max <text:s text:c="2"/>| avg <text:s text:c="2"/>| sum <text:s text:c="3"/>|</text:p>
      <text:p text:style-name="P1">+-------+-------+-------+-------+--------+</text:p>
      <text:p text:style-name="P1">| FY <text:s text:c="3"/>| 56.84 | 77.28 | 64.84 | 194.51 |</text:p>
      <text:p text:style-name="P1">| SY <text:s text:c="3"/>| 74.73 | 76.84 | 75.78 | 151.57 |</text:p>
      <text:p text:style-name="P1">| TY <text:s text:c="3"/>| 65.73 | 67.28 | 66.51 | 133.01 |</text:p>
      <text:p text:style-name="P1">+-------+-------+-------+-------+--------+</text:p>
      <text:p text:style-name="P1">3 rows in set (0.00 sec)</text:p>
      <text:p text:style-name="P1"/>
      <text:p text:style-name="P1">mysql&gt; select class, count(class) as total, min(marks) as min, max</text:p>
      <text:p text:style-name="P1">(marks) as max,format(avg(marks),2) as avg, format(sum(marks),2) a</text:p>
      <text:p text:style-name="P1">s sum from student group by class order by class;</text:p>
      <text:p text:style-name="P1">+-------+-------+-------+-------+-------+--------+</text:p>
      <text:p text:style-name="P1"><text:soft-page-break/>| class | total | min <text:s text:c="2"/>| max <text:s text:c="2"/>| avg <text:s text:c="2"/>| sum <text:s text:c="3"/>|</text:p>
      <text:p text:style-name="P1">+-------+-------+-------+-------+-------+--------+</text:p>
      <text:p text:style-name="P1">| FY <text:s text:c="3"/>| <text:s text:c="4"/>3 | 56.84 | 77.28 | 64.84 | 194.51 |</text:p>
      <text:p text:style-name="P1">| SY <text:s text:c="3"/>| <text:s text:c="4"/>2 | 74.73 | 76.84 | 75.78 | 151.57 |</text:p>
      <text:p text:style-name="P1">| TY <text:s text:c="3"/>| <text:s text:c="4"/>2 | 65.73 | 67.28 | 66.51 | 133.01 |</text:p>
      <text:p text:style-name="P1">+-------+-------+-------+-------+-------+--------+</text:p>
      <text:p text:style-name="P1">3 rows in set (0.00 sec)</text:p>
      <text:p text:style-name="P1"/>
      <text:p text:style-name="P1">mysql&gt; select class,count(class) from student where marks &gt; 70 group by class;</text:p>
      <text:p text:style-name="P1">+-------+--------------+</text:p>
      <text:p text:style-name="P1">| class | count(class) |</text:p>
      <text:p text:style-name="P1">+-------+--------------+</text:p>
      <text:p text:style-name="P1">| SY <text:s text:c="3"/>| <text:s text:c="11"/>2 |</text:p>
      <text:p text:style-name="P1">| FY <text:s text:c="3"/>| <text:s text:c="11"/>1 |</text:p>
      <text:p text:style-name="P1">+-------+--------------+</text:p>
      <text:p text:style-name="P1">2 rows in set (0.00 se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5:57:28.000270336</meta:creation-date>
    <dc:date>2023-04-25T15:57:52.782349617</dc:date>
    <meta:editing-duration>PT27S</meta:editing-duration>
    <meta:editing-cycles>1</meta:editing-cycles>
    <meta:document-statistic meta:table-count="0" meta:image-count="0" meta:object-count="0" meta:page-count="6" meta:paragraph-count="231" meta:word-count="1832" meta:character-count="9161" meta:non-whitespace-character-count="6953"/>
    <meta:generator>LibreOffice/7.4.1.2$Linux_X86_64 LibreOffice_project/3c58a8f3a960df8bc8fd77b461821e42c061c5f0</meta:generator>
  </office:meta>
</office:document-meta>
</file>